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1cd0" officeooo:paragraph-rsid="000f1cd0"/>
    </style:style>
    <style:style style:name="P2" style:family="paragraph" style:parent-style-name="Standard">
      <style:paragraph-properties fo:text-align="justify" style:justify-single-word="false"/>
      <style:text-properties officeooo:rsid="000f6892" officeooo:paragraph-rsid="000f6892"/>
    </style:style>
    <style:style style:name="P3" style:family="paragraph" style:parent-style-name="Standard">
      <style:paragraph-properties fo:text-align="justify" style:justify-single-word="false"/>
      <style:text-properties officeooo:rsid="000f72ec" officeooo:paragraph-rsid="000f72ec"/>
    </style:style>
    <style:style style:name="P4" style:family="paragraph" style:parent-style-name="Standard">
      <style:text-properties officeooo:rsid="0011359e" officeooo:paragraph-rsid="0011359e"/>
    </style:style>
    <style:style style:name="P5" style:family="paragraph" style:parent-style-name="Standard">
      <style:text-properties style:font-name="Liberation Serif" officeooo:rsid="000f72ec" officeooo:paragraph-rsid="000f72ec"/>
    </style:style>
    <style:style style:name="P6" style:family="paragraph" style:parent-style-name="Standard">
      <style:text-properties style:font-name="Liberation Serif" officeooo:paragraph-rsid="0011359e"/>
    </style:style>
    <style:style style:name="P7" style:family="paragraph" style:parent-style-name="Standard">
      <style:paragraph-properties fo:text-align="justify" style:justify-single-word="false"/>
      <style:text-properties officeooo:rsid="001461fd" officeooo:paragraph-rsid="001461fd"/>
    </style:style>
    <style:style style:name="T1" style:family="text">
      <style:text-properties officeooo:rsid="000f6892"/>
    </style:style>
    <style:style style:name="T2" style:family="text">
      <style:text-properties officeooo:rsid="00106885"/>
    </style:style>
    <style:style style:name="T3" style:family="text">
      <style:text-properties officeooo:rsid="0010ef5f"/>
    </style:style>
    <style:style style:name="T4" style:family="text">
      <style:text-properties officeooo:rsid="0011359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0ef5f"/>
    </style:style>
    <style:style style:name="T8" style:family="text">
      <style:text-properties style:font-name="Liberation Serif" officeooo:rsid="00142981"/>
    </style:style>
    <style:style style:name="T9" style:family="text">
      <style:text-properties style:font-name="Liberation Serif" officeooo:rsid="001612bd"/>
    </style:style>
    <style:style style:name="T10" style:family="text">
      <style:text-properties officeooo:rsid="001139a4"/>
    </style:style>
    <style:style style:name="T11" style:family="text">
      <style:text-properties officeooo:rsid="00142981"/>
    </style:style>
    <style:style style:name="T12" style:family="text">
      <style:text-properties officeooo:rsid="001612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duardo da Silva Afonso</text:p>
      <text:p text:style-name="P1"/>
      <text:p text:style-name="P1">Artigo: Real-time Velocity Estimation based on Optical Flow and disparity matching</text:p>
      <text:p text:style-name="P1"/>
      <text:p text:style-name="P1">Esse artigo propõe uma plataforma<text:span text:style-name="T1"> Field Programmable Gate Arrays</text:span> (FPGA-based) com a capacidade de tratar dados advindo de câmeras. Para tanto, demonstra-se que as configurações apropriadas são 127 frames por segundo com uma resolução de 376x240. Essa plataforma permite calcular distorções radiais, retificação de imagens, <text:span text:style-name="T12">estimação de disparidade e fluxo de dados ópticos. Ela também possui baixo peso o que é propício para o uso em sistema de navegação terrestre ou aéreos. </text:span></text:p>
      <text:p text:style-name="P2">Os avanços demonstrados nessa pesquisa visa <text:span text:style-name="T3">comprovar</text:span> a eficiência e a alta performance do algor<text:span text:style-name="T11">í</text:span>tmo implementado, gerando valores de velocidades a partir da distância da câmera ao objeto analisado. O sistema FPGA tem gasto energético <text:span text:style-name="T2">de 2.8 Watt</text:span>, latência <text:span text:style-name="T2">em torno de 450 micro segundos</text:span>, custo baixo e pequeno em tamanho o que torna-se propício para us<text:span text:style-name="T11">á-</text:span>lo em sistemas embarcados.</text:p>
      <text:p text:style-name="P3">Nesse artigo utiliza-se a relação d<text:span text:style-name="T11">a distância</text:span> relativ<text:span text:style-name="T12">a</text:span> entre o objeto e a câmera que é dado por uma velocidade angular e uma componente translacional do movimento, <text:span text:style-name="T3">o qual</text:span> é proporcional ao <text:span text:style-name="T6">objeto. Derivando essa proporção, obtém-se a velocidade </text:span><text:span text:style-name="T7">relativa </text:span><text:span text:style-name="T6">que pode ser definida por componentes </text:span><text:span text:style-name="T7">X</text:span><text:span text:style-name="T6"> e </text:span><text:span text:style-name="T7">Y</text:span><text:span text:style-name="T6">, sendo Z definido como o eixo óptico. Utilizando esse conjunto de </text:span><text:span text:style-name="T9">dados</text:span><text:span text:style-name="T6">, calcula-se a velocidade métrica que por sua vez é a velocidade real do objeto </text:span><text:span text:style-name="T7">nos eixos X e Y, bem como a velocidade angular. </text:span><text:span text:style-name="T8">O</text:span><text:span text:style-name="T7">s resultados </text:span><text:span text:style-name="T8">são comparados com </text:span><text:span text:style-name="T7">o Vicon </text:span><text:span text:style-name="T9">C</text:span><text:span text:style-name="T7">amera </text:span><text:span text:style-name="T9">T</text:span><text:span text:style-name="T7">racking </text:span><text:span text:style-name="T9">S</text:span><text:span text:style-name="T7">ystem </text:span><text:span text:style-name="T9">e mostraram-se promissores.</text:span></text:p>
      <text:p text:style-name="P5"/>
      <text:p text:style-name="P6"><text:span text:style-name="T4">Artigo: </text:span><text:span text:style-name="T5">Monocular distance estimation from optic flow during active landing maneuvers</text:span></text:p>
      <text:p text:style-name="P4"/>
      <text:p text:style-name="P4">Os autores nesse artigo procura<text:span text:style-name="T11">m</text:span> levantar uma nova tese de como animais voadores conseguem estimar distância e velocidade no momento do pouso e, para isso, foi criado um algor<text:span text:style-name="T11">í</text:span>tmo que demonstrasse através de teste a hipótese levantada. <text:span text:style-name="T10">No artigo os autores chegam a conclusão que para ser possível estimar a distância com uma câmera monocular é necessário que o sistema seja “observável”, deste modo usa-se dois tipos de análises para identificar se as entradas são não nulas do sistema, sendo uma abordagem linear, a equação Observability Gramian, e uma não linear, Lie algebraic tools(p. 7). Sendo a primeira uma integral em relação ao tempo que gera uma variável associada a variação do tempo (C) e a última representa a mudança na função ou no campo de vetor ao longo do próprio campo. Outro conceito definido que contribui na compreensão é chamado de “Observability Lie Algebra” (OLA) que é o conjunto de Lie derivatives. Assim, se o número de </text:span><text:soft-page-break/><text:span text:style-name="T10">termos linearmente independentes é igual ao número de estado no sistema, então o sistema é observável e por consequência a velocidade e a distância não devem ser zeros e, deste modo deve haver aceleração. Esse fato explica o motivo pelo qual é pertinente um robô usando câmera monocular desacelere se algum objeto se aproxima, fazendo com que o sistema seja observável e, assim, possível estimar a velocidade e a distância relativas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09:30:32.051711872</meta:creation-date>
    <dc:date>2017-02-27T11:12:30.145039468</dc:date>
    <meta:editing-duration>PT41M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7" meta:word-count="485" meta:character-count="3018" meta:non-whitespace-character-count="2539"/>
  </office:meta>
</office:document-meta>
</file>